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15a5c6" officeooo:paragraph-rsid="0015a5c6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oft (R) Macro Assembler Version 11.00.50727.1<text:tab/> <text:s text:c="3"/>06/23/15 14:40:24</text:p>
      <text:p text:style-name="P1">%MASM Postfix Evaluation<text:tab/><text:tab/><text:tab/><text:tab/>(main.asm <text:s/>Page 1 - 1</text:p>
      <text:p text:style-name="P1"/>
      <text:p text:style-name="P1"/>
      <text:p text:style-name="P1"><text:tab/><text:tab/><text:tab/><text:tab/>;Written by: John Knowles (jknowle2@my.athens.edu)</text:p>
      <text:p text:style-name="P1"><text:tab/><text:tab/><text:tab/><text:tab/>;Class: CS340 Summer 2015</text:p>
      <text:p text:style-name="P1"><text:tab/><text:tab/><text:tab/><text:tab/>;Date: June 23, 2015</text:p>
      <text:p text:style-name="P1"><text:tab/><text:tab/><text:tab/><text:tab/>;Assignment: Postfix Evaluation in Assembly</text:p>
      <text:p text:style-name="P1"><text:tab/><text:tab/><text:tab/><text:tab/>;Program Description:</text:p>
      <text:p text:style-name="P1"><text:tab/><text:tab/><text:tab/><text:tab/>;read in postfix problems from file</text:p>
      <text:p text:style-name="P1"><text:tab/><text:tab/><text:tab/><text:tab/>;solve and print the answers</text:p>
      <text:p text:style-name="P1"/>
      <text:p text:style-name="P1"><text:tab/><text:tab/><text:tab/><text:tab/>TITLE MASM Postfix Evaluation<text:tab/><text:tab/><text:tab/><text:tab/>(main.asm)</text:p>
      <text:p text:style-name="P1"/>
      <text:p text:style-name="P1"><text:tab/><text:tab/><text:tab/><text:tab/>INCLUDE Irvine32.inc</text:p>
      <text:p text:style-name="P1"><text:tab/><text:tab/><text:tab/> <text:s text:c="5"/>C ; Include file for Irvine32.lib <text:s text:c="12"/>(Irvine32.inc)</text:p>
      <text:p text:style-name="P1"><text:tab/><text:tab/><text:tab/> <text:s text:c="5"/>C </text:p>
      <text:p text:style-name="P1"><text:tab/><text:tab/><text:tab/> <text:s text:c="5"/>C ;OPTION CASEMAP:NONE<text:tab/><text:tab/>; optional: make identifiers case-sensitive</text:p>
      <text:p text:style-name="P1"><text:tab/><text:tab/><text:tab/> <text:s text:c="5"/>C </text:p>
      <text:p text:style-name="P1"><text:tab/><text:tab/><text:tab/> <text:s text:c="5"/>C INCLUDE SmallWin.inc<text:tab/><text:tab/>; MS-Windows prototypes, structures, and constants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tab/><text:tab/><text:tab/> <text:s text:c="5"/>C INCLUDE VirtualKeys.inc</text:p>
      <text:p text:style-name="P1"><text:tab/><text:tab/><text:tab/> <text:s text:c="5"/>C ; VirtualKeys.inc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tab/><text:tab/><text:tab/> <text:s text:c="5"/>C </text:p>
      <text:p text:style-name="P1"><text:tab/><text:tab/><text:tab/> <text:s text:c="5"/>C .NOLIST</text:p>
      <text:p text:style-name="P1"><text:tab/><text:tab/><text:tab/> <text:s text:c="5"/>C .LIST</text:p>
      <text:p text:style-name="P1"><text:tab/><text:tab/><text:tab/> <text:s text:c="5"/>C </text:p>
      <text:p text:style-name="P1"><text:s/>00000000<text:tab/><text:tab/><text:tab/>.data</text:p>
      <text:p text:style-name="P1"/>
      <text:p text:style-name="P1"><text:s/>00000000 70 6F 73 66 69<text:tab/>infname<text:tab/><text:tab/>byte <text:s/>"posfix exp.txt",0 ;input file name</text:p>
      <text:p text:style-name="P1"><text:tab/> <text:s text:c="2"/>78 20 65 78 70</text:p>
      <text:p text:style-name="P1"><text:tab/> <text:s text:c="2"/>2E 74 78 74 00</text:p>
      <text:p text:style-name="P1"><text:s/>0000000F 00000000<text:tab/><text:tab/>infile <text:s text:c="5"/>dword <text:s/>0<text:tab/><text:tab/>;input file handle</text:p>
      <text:p text:style-name="P1"><text:s/>00000013 <text:s/>00000158 [<text:tab/><text:tab/>buff<text:tab/><text:tab/>byte <text:s/>344 dup(?) ;read buffer</text:p>
      <text:p text:style-name="P1"><text:tab/> <text:s text:c="3"/>00</text:p>
      <text:p text:style-name="P1"><text:tab/> <text:s text:c="2"/>]</text:p>
      <text:p text:style-name="P1"><text:s/>0000016B 70 6F 73 74 66<text:tab/>outname <text:s text:c="3"/>byte <text:s/>"postfix output.txt",0 ;output file name</text:p>
      <text:p text:style-name="P1"><text:tab/> <text:s text:c="2"/>69 78 20 6F 75</text:p>
      <text:p text:style-name="P1"><text:tab/> <text:s text:c="2"/>74 70 75 74 2E</text:p>
      <text:p text:style-name="P1"><text:tab/> <text:s text:c="2"/>74 78 74 00</text:p>
      <text:p text:style-name="P1"><text:s/>0000017E 00000000<text:tab/><text:tab/>outfile <text:s text:c="4"/>dword 0 ;output file handle</text:p>
      <text:p text:style-name="P1"><text:s/>00000182 00000000<text:tab/><text:tab/>temp<text:tab/><text:tab/>dword ? ;temp if needed</text:p>
      <text:p text:style-name="P1"><text:s/>00000186 <text:s/>00000032 [<text:tab/><text:tab/>myStack <text:s text:c="4"/>dword 50 dup(0) ;my stack</text:p>
      <text:p text:style-name="P1"><text:tab/> <text:s text:c="3"/>00000000</text:p>
      <text:p text:style-name="P1"><text:tab/> <text:s text:c="2"/>]</text:p>
      <text:p text:style-name="P1"><text:s/>0000024E 00000000<text:tab/><text:tab/>mySize <text:s text:c="5"/>dword 0 <text:s text:c="5"/>;my current stack size</text:p>
      <text:p text:style-name="P1"><text:s/>00000252 00000000<text:tab/><text:tab/>isNeg <text:s text:c="6"/>dword 0 <text:s text:c="5"/>;is negative check variable</text:p>
      <text:p text:style-name="P1"><text:s/>00000256 53 6F 6C 75 74<text:tab/>ans<text:tab/><text:tab/><text:tab/>byte <text:s/>"Solution1: " ;beginning of read out buffer</text:p>
      <text:p text:style-name="P1"><text:tab/> <text:s text:c="2"/>69 6F 6E 31 3A</text:p>
      <text:p text:style-name="P1"><text:tab/> <text:s text:c="2"/>20</text:p>
      <text:p text:style-name="P1"><text:s/>00000261 <text:s/>0000000A [<text:tab/><text:tab/> <text:s text:c="11"/>byte <text:s/>10 dup(' ') ;answer for problem1</text:p>
      <text:p text:style-name="P1"><text:tab/> <text:s text:c="3"/>20</text:p>
      <text:p text:style-name="P1"><text:tab/> <text:s text:c="2"/>]</text:p>
      <text:p text:style-name="P1"><text:s/>0000026B 0D 0A<text:tab/><text:tab/><text:tab/>stop1 <text:s text:c="6"/>byte <text:s/>0dh,0ah</text:p>
      <text:p text:style-name="P1"><text:s/>0000026D 53 6F 6C 75 74<text:tab/>ans2<text:tab/> <text:s text:c="3"/>byte <text:s/>"Solution2: ";11</text:p>
      <text:p text:style-name="P1"><text:tab/> <text:s text:c="2"/>69 6F 6E 32 3A</text:p>
      <text:p text:style-name="P1"><text:tab/> <text:s text:c="2"/>20</text:p>
      <text:p text:style-name="P1"><text:s/>00000278 <text:s/>0000000A [<text:tab/><text:tab/> <text:s text:c="11"/>byte <text:s/>10 dup(' ') ;answer for problem2</text:p>
      <text:p text:style-name="P1"><text:soft-page-break/><text:tab/> <text:s text:c="3"/>20</text:p>
      <text:p text:style-name="P1"><text:tab/> <text:s text:c="2"/>]</text:p>
      <text:p text:style-name="P1"><text:s/>00000282 0D 0A<text:tab/><text:tab/><text:tab/>stop2 <text:s text:c="6"/>byte <text:s/>0dh,0ah</text:p>
      <text:p text:style-name="P1"><text:s/>00000284 53 6F 6C 75 74<text:tab/>ans3<text:tab/> <text:s text:c="3"/>byte <text:s/>"Solution3: ";11</text:p>
      <text:p text:style-name="P1"><text:tab/> <text:s text:c="2"/>69 6F 6E 33 3A</text:p>
      <text:p text:style-name="P1"><text:tab/> <text:s text:c="2"/>20</text:p>
      <text:p text:style-name="P1"><text:s/>0000028F <text:s/>0000000A [<text:tab/><text:tab/> <text:s text:c="11"/>byte <text:s/>10 dup(' ') ;answer for problem3</text:p>
      <text:p text:style-name="P1"><text:tab/> <text:s text:c="3"/>20</text:p>
      <text:p text:style-name="P1"><text:tab/> <text:s text:c="2"/>]</text:p>
      <text:p text:style-name="P1"><text:s/>00000299 0D 0A<text:tab/><text:tab/><text:tab/>stop3 <text:s text:c="6"/>byte <text:s/>0dh,0ah</text:p>
      <text:p text:style-name="P1"><text:s/>0000029B 53 6F 6C 75 74<text:tab/>ans4<text:tab/> <text:s text:c="3"/>byte <text:s/>"Solution4: ";11</text:p>
      <text:p text:style-name="P1"><text:tab/> <text:s text:c="2"/>69 6F 6E 34 3A</text:p>
      <text:p text:style-name="P1"><text:tab/> <text:s text:c="2"/>20</text:p>
      <text:p text:style-name="P1"><text:s/>000002A6 <text:s/>0000000A [<text:tab/><text:tab/> <text:s text:c="11"/>byte <text:s/>10 dup(' ') ;answer for problem4</text:p>
      <text:p text:style-name="P1"><text:tab/> <text:s text:c="3"/>20</text:p>
      <text:p text:style-name="P1"><text:tab/> <text:s text:c="2"/>]</text:p>
      <text:p text:style-name="P1"><text:s/>000002B0 0D 0A<text:tab/><text:tab/><text:tab/>stop4 <text:s text:c="6"/>byte <text:s/>0dh,0ah</text:p>
      <text:p text:style-name="P1"><text:s/>000002B2 53 6F 6C 75 74<text:tab/>ans5<text:tab/> <text:s text:c="3"/>byte <text:s/>"Solution5: ";11</text:p>
      <text:p text:style-name="P1"><text:tab/> <text:s text:c="2"/>69 6F 6E 35 3A</text:p>
      <text:p text:style-name="P1"><text:tab/> <text:s text:c="2"/>20</text:p>
      <text:p text:style-name="P1"><text:s/>000002BD <text:s/>0000000A [<text:tab/><text:tab/> <text:s text:c="11"/>byte <text:s/>10 dup(' ') ;answer for problem5</text:p>
      <text:p text:style-name="P1"><text:tab/> <text:s text:c="3"/>20</text:p>
      <text:p text:style-name="P1"><text:tab/> <text:s text:c="2"/>]</text:p>
      <text:p text:style-name="P1"><text:s/>000002C7 0D 0A<text:tab/><text:tab/><text:tab/>stop5 <text:s text:c="6"/>byte <text:s/>0dh,0ah </text:p>
      <text:p text:style-name="P1"><text:s/>000002C9 53 6F 6C 75 74<text:tab/>ans6<text:tab/> <text:s text:c="3"/>byte <text:s/>"Solution6: ";11</text:p>
      <text:p text:style-name="P1"><text:tab/> <text:s text:c="2"/>69 6F 6E 36 3A</text:p>
      <text:p text:style-name="P1"><text:tab/> <text:s text:c="2"/>20</text:p>
      <text:p text:style-name="P1"><text:s/>000002D4 <text:s/>0000000A [<text:tab/><text:tab/> <text:s text:c="11"/>byte <text:s/>10 dup(' ') ;answer for problem6</text:p>
      <text:p text:style-name="P1"><text:tab/> <text:s text:c="3"/>20</text:p>
      <text:p text:style-name="P1"><text:tab/> <text:s text:c="2"/>]</text:p>
      <text:p text:style-name="P1"><text:s/>000002DE 0D 0A<text:tab/><text:tab/><text:tab/>stop6 <text:s text:c="6"/>byte <text:s/>0dh,0ah</text:p>
      <text:p text:style-name="P1"><text:s/>000002E0 53 6F 6C 75 74<text:tab/>ans7<text:tab/> <text:s text:c="3"/>byte <text:s/>"Solution7: ";11</text:p>
      <text:p text:style-name="P1"><text:tab/> <text:s text:c="2"/>69 6F 6E 37 3A</text:p>
      <text:p text:style-name="P1"><text:tab/> <text:s text:c="2"/>20</text:p>
      <text:p text:style-name="P1"><text:s/>000002EB <text:s/>0000000A [<text:tab/><text:tab/> <text:s text:c="11"/>byte <text:s/>10 dup(' ') ;answer for problem7</text:p>
      <text:p text:style-name="P1"><text:tab/> <text:s text:c="3"/>20</text:p>
      <text:p text:style-name="P1"><text:tab/> <text:s text:c="2"/>]</text:p>
      <text:p text:style-name="P1"><text:s/>000002F5 0D 0A<text:tab/><text:tab/><text:tab/>stop7 <text:s text:c="6"/>byte <text:s/>0dh,0ah</text:p>
      <text:p text:style-name="P1"><text:s/>000002F7 53 6F 6C 75 74<text:tab/>ans8<text:tab/> <text:s text:c="3"/>byte <text:s/>"Solution8: ";11</text:p>
      <text:p text:style-name="P1"><text:tab/> <text:s text:c="2"/>69 6F 6E 38 3A</text:p>
      <text:p text:style-name="P1"><text:tab/> <text:s text:c="2"/>20</text:p>
      <text:p text:style-name="P1"><text:s/>00000302 <text:s/>0000000A [<text:tab/><text:tab/> <text:s text:c="11"/>byte <text:s/>10 dup(' ') ;answer for problem8</text:p>
      <text:p text:style-name="P1"><text:tab/> <text:s text:c="3"/>20</text:p>
      <text:p text:style-name="P1"><text:tab/> <text:s text:c="2"/>]</text:p>
      <text:p text:style-name="P1"><text:s/>0000030C 0D 0A<text:tab/><text:tab/><text:tab/>stop8 <text:s text:c="6"/>byte <text:s/>0dh,0ah</text:p>
      <text:p text:style-name="P1"><text:s/>0000030E 53 6F 6C 75 74<text:tab/>ans9<text:tab/> <text:s text:c="3"/>byte <text:s/>"Solution9: ";11</text:p>
      <text:p text:style-name="P1"><text:tab/> <text:s text:c="2"/>69 6F 6E 39 3A</text:p>
      <text:p text:style-name="P1"><text:tab/> <text:s text:c="2"/>20</text:p>
      <text:p text:style-name="P1"><text:s/>00000319 <text:s/>0000000A [<text:tab/><text:tab/> <text:s text:c="11"/>byte <text:s/>10 dup(' ') ;answer for problem9</text:p>
      <text:p text:style-name="P1"><text:tab/> <text:s text:c="3"/>20</text:p>
      <text:p text:style-name="P1"><text:tab/> <text:s text:c="2"/>]</text:p>
      <text:p text:style-name="P1"><text:s/>00000323 0D 0A<text:tab/><text:tab/><text:tab/>stop9 <text:s text:c="6"/>byte <text:s/>0dh,0ah <text:s text:c="2"/></text:p>
      <text:p text:style-name="P1"><text:s/>00000325 53 6F 6C 75 74<text:tab/>ans10<text:tab/> <text:s text:c="3"/>byte <text:s/>"Solution10: ";12</text:p>
      <text:p text:style-name="P1"><text:tab/> <text:s text:c="2"/>69 6F 6E 31 30</text:p>
      <text:p text:style-name="P1"><text:tab/> <text:s text:c="2"/>3A 20</text:p>
      <text:p text:style-name="P1"><text:s/>00000331 <text:s/>0000000A [<text:tab/><text:tab/> <text:s text:c="11"/>byte <text:s/>10 dup(' ') ;answer for problem10</text:p>
      <text:p text:style-name="P1"><text:tab/> <text:s text:c="3"/>20</text:p>
      <text:p text:style-name="P1"><text:tab/> <text:s text:c="2"/>]</text:p>
      <text:p text:style-name="P1"><text:s/>0000033B 0D 0A<text:tab/><text:tab/><text:tab/>stop10 <text:s text:c="4"/>byte <text:s/>0dh,0ah</text:p>
      <text:p text:style-name="P1"><text:s/>0000033D 53 6F 6C 75 74<text:tab/>ans11<text:tab/> <text:s text:c="3"/>byte <text:s/>"Solution11: ";12</text:p>
      <text:p text:style-name="P1"><text:tab/> <text:s text:c="2"/>69 6F 6E 31 31</text:p>
      <text:p text:style-name="P1"><text:tab/> <text:s text:c="2"/>3A 20</text:p>
      <text:p text:style-name="P1"><text:s/>00000349 <text:s/>0000000A [<text:tab/><text:tab/> <text:s text:c="11"/>byte <text:s/>10 dup(' ') ;answer for problem11</text:p>
      <text:p text:style-name="P1"><text:tab/> <text:s text:c="3"/>20</text:p>
      <text:p text:style-name="P1"><text:tab/> <text:s text:c="2"/>]</text:p>
      <text:p text:style-name="P1"><text:s/>00000353 0D 0A<text:tab/><text:tab/><text:tab/>stop11 <text:s text:c="6"/>byte <text:s/>0dh,0ah</text:p>
      <text:p text:style-name="P1"><text:soft-page-break/><text:s/>00000355 53 6F 6C 75 74<text:tab/>ans12<text:tab/> <text:s text:c="3"/>byte <text:s/>"Solution12: ";12</text:p>
      <text:p text:style-name="P1"><text:tab/> <text:s text:c="2"/>69 6F 6E 31 32</text:p>
      <text:p text:style-name="P1"><text:tab/> <text:s text:c="2"/>3A 20</text:p>
      <text:p text:style-name="P1"><text:s/>00000361 <text:s/>0000000A [<text:tab/><text:tab/> <text:s text:c="11"/>byte <text:s/>10 dup(' ') ;answer for problem12</text:p>
      <text:p text:style-name="P1"><text:tab/> <text:s text:c="3"/>20</text:p>
      <text:p text:style-name="P1"><text:tab/> <text:s text:c="2"/>]</text:p>
      <text:p text:style-name="P1"><text:s/>0000036B 0D 0A<text:tab/><text:tab/><text:tab/>stop12 <text:s text:c="6"/>byte <text:s/>0dh,0ah</text:p>
      <text:p text:style-name="P1"><text:s/>0000036D 53 6F 6C 75 74<text:tab/>ans13<text:tab/> <text:s text:c="3"/>byte <text:s/>"Solution13: ";12</text:p>
      <text:p text:style-name="P1"><text:tab/> <text:s text:c="2"/>69 6F 6E 31 33</text:p>
      <text:p text:style-name="P1"><text:tab/> <text:s text:c="2"/>3A 20</text:p>
      <text:p text:style-name="P1"><text:s/>00000379 <text:s/>0000000A [<text:tab/><text:tab/> <text:s text:c="11"/>byte <text:s/>10 dup(' ') ;answer for problem13</text:p>
      <text:p text:style-name="P1"><text:tab/> <text:s text:c="3"/>20</text:p>
      <text:p text:style-name="P1"><text:tab/> <text:s text:c="2"/>]</text:p>
      <text:p text:style-name="P1"><text:s/>00000383 0D 0A 00<text:tab/><text:tab/>stop13 <text:s text:c="6"/>byte <text:s/>0dh,0ah,0</text:p>
      <text:p text:style-name="P1"><text:s/>00000000<text:tab/><text:tab/><text:tab/>.code</text:p>
      <text:p text:style-name="P1"><text:s/>00000000<text:tab/><text:tab/><text:tab/>main PROC</text:p>
      <text:p text:style-name="P1"><text:s/>00000000 <text:s/>E8 00000152<text:tab/><text:tab/><text:tab/>call readIn</text:p>
      <text:p text:style-name="P1"><text:tab/><text:tab/><text:tab/><text:tab/><text:tab/>;read in the data from file</text:p>
      <text:p text:style-name="P1"><text:s/>00000005 <text:s/>8D 35 00000013 R<text:tab/><text:tab/>lea esi,buff</text:p>
      <text:p text:style-name="P1"><text:tab/><text:tab/><text:tab/><text:tab/><text:tab/>;load buff address into esi</text:p>
      <text:p text:style-name="P1"><text:s/>0000000B <text:s/>8A 0E<text:tab/><text:tab/><text:tab/>mov cl,[esi]</text:p>
      <text:p text:style-name="P1"><text:tab/><text:tab/><text:tab/><text:tab/><text:tab/>;set cl to the value of [esi]</text:p>
      <text:p text:style-name="P1"/>
      <text:p text:style-name="P1"><text:s/>0000000D <text:s/>E8 0000023A<text:tab/><text:tab/><text:tab/>call checkDo</text:p>
      <text:p text:style-name="P1"><text:tab/><text:tab/><text:tab/><text:tab/><text:tab/>;checks what operation to do and does it</text:p>
      <text:p text:style-name="P1"><text:s/>00000012 <text:s/>E8 0000020F<text:tab/><text:tab/><text:tab/>call popStk</text:p>
      <text:p text:style-name="P1"><text:tab/><text:tab/><text:tab/><text:tab/><text:tab/>;pop off the answer from stack</text:p>
      <text:p text:style-name="P1"><text:s/>00000017 <text:s/>8D 3D 0000026B R<text:tab/><text:tab/>lea edi,stop1</text:p>
      <text:p text:style-name="P1"><text:tab/><text:tab/><text:tab/><text:tab/><text:tab/>;mov stop1 address into edi</text:p>
      <text:p text:style-name="P1"><text:s/>0000001D <text:s/>E8 0000015B<text:tab/><text:tab/><text:tab/>call ItoA</text:p>
      <text:p text:style-name="P1"><text:tab/><text:tab/><text:tab/><text:tab/><text:tab/>;convert answer to Ascii and put in what is before stop1</text:p>
      <text:p text:style-name="P1"/>
      <text:p text:style-name="P1"><text:s/>00000022 <text:s/>E8 00000225<text:tab/><text:tab/><text:tab/>call checkDo</text:p>
      <text:p text:style-name="P1"><text:s/>00000027 <text:s/>E8 000001FA<text:tab/><text:tab/><text:tab/>call popStk</text:p>
      <text:p text:style-name="P1"><text:s/>0000002C <text:s/>8D 3D 00000282 R<text:tab/><text:tab/>lea edi,stop2</text:p>
      <text:p text:style-name="P1"><text:s/>00000032 <text:s/>E8 00000146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2</text:p>
      <text:p text:style-name="P1"/>
      <text:p text:style-name="P1"><text:s/>00000037 <text:s/>E8 00000210<text:tab/><text:tab/><text:tab/>call checkDo</text:p>
      <text:p text:style-name="P1"><text:s/>0000003C <text:s/>E8 000001E5<text:tab/><text:tab/><text:tab/>call popStk</text:p>
      <text:p text:style-name="P1"><text:s/>00000041 <text:s/>8D 3D 00000299 R<text:tab/><text:tab/>lea edi,stop3</text:p>
      <text:p text:style-name="P1"><text:s/>00000047 <text:s/>E8 00000131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3</text:p>
      <text:p text:style-name="P1"/>
      <text:p text:style-name="P1"><text:s/>0000004C <text:s/>E8 000001FB<text:tab/><text:tab/><text:tab/>call checkDo</text:p>
      <text:p text:style-name="P1"><text:s/>00000051 <text:s/>E8 000001D0<text:tab/><text:tab/><text:tab/>call popStk</text:p>
      <text:p text:style-name="P1"><text:s/>00000056 <text:s/>8D 3D 000002B0 R<text:tab/><text:tab/>lea edi,stop4</text:p>
      <text:p text:style-name="P1"><text:s/>0000005C <text:s/>E8 0000011C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4</text:p>
      <text:p text:style-name="P1"/>
      <text:p text:style-name="P1"><text:s/>00000061 <text:s/>E8 000001E6<text:tab/><text:tab/><text:tab/>call checkDo</text:p>
      <text:p text:style-name="P1"><text:s/>00000066 <text:s/>E8 000001BB<text:tab/><text:tab/><text:tab/>call popStk</text:p>
      <text:p text:style-name="P1"><text:s/>0000006B <text:s/>8D 3D 000002C7 R<text:tab/><text:tab/>lea edi,stop5</text:p>
      <text:p text:style-name="P1"><text:s/>00000071 <text:s/>E8 00000107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5</text:p>
      <text:p text:style-name="P1"/>
      <text:p text:style-name="P1"><text:s/>00000076 <text:s/>E8 000001D1<text:tab/><text:tab/><text:tab/>call checkDo</text:p>
      <text:p text:style-name="P1"><text:s/>0000007B <text:s/>E8 000001A6<text:tab/><text:tab/><text:tab/>call popStk</text:p>
      <text:p text:style-name="P1"><text:s/>00000080 <text:s/>8D 3D 000002DE R<text:tab/><text:tab/>lea edi,stop6</text:p>
      <text:p text:style-name="P1"><text:s/>00000086 <text:s/>E8 000000F2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6</text:p>
      <text:p text:style-name="P1"><text:soft-page-break/></text:p>
      <text:p text:style-name="P1"><text:s/>0000008B <text:s/>E8 000001BC<text:tab/><text:tab/><text:tab/>call checkDo</text:p>
      <text:p text:style-name="P1"><text:s/>00000090 <text:s/>E8 00000191<text:tab/><text:tab/><text:tab/>call popStk</text:p>
      <text:p text:style-name="P1"><text:s/>00000095 <text:s/>8D 3D 000002F5 R<text:tab/><text:tab/>lea edi,stop7</text:p>
      <text:p text:style-name="P1"><text:s/>0000009B <text:s/>E8 000000DD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7</text:p>
      <text:p text:style-name="P1"/>
      <text:p text:style-name="P1"><text:s/>000000A0 <text:s/>E8 000001A7<text:tab/><text:tab/><text:tab/>call checkDo</text:p>
      <text:p text:style-name="P1"><text:s/>000000A5 <text:s/>E8 0000017C<text:tab/><text:tab/><text:tab/>call popStk</text:p>
      <text:p text:style-name="P1"><text:s/>000000AA <text:s/>8D 3D 0000030C R<text:tab/><text:tab/>lea edi,stop8</text:p>
      <text:p text:style-name="P1"><text:s/>000000B0 <text:s/>E8 000000C8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8</text:p>
      <text:p text:style-name="P1"/>
      <text:p text:style-name="P1"><text:s/>000000B5 <text:s/>E8 00000192<text:tab/><text:tab/><text:tab/>call checkDo</text:p>
      <text:p text:style-name="P1"><text:s/>000000BA <text:s/>E8 00000167<text:tab/><text:tab/><text:tab/>call popStk</text:p>
      <text:p text:style-name="P1"><text:s/>000000BF <text:s/>8D 3D 00000323 R<text:tab/><text:tab/>lea edi,stop9</text:p>
      <text:p text:style-name="P1"><text:s/>000000C5 <text:s/>E8 000000B3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9</text:p>
      <text:p text:style-name="P1"/>
      <text:p text:style-name="P1"><text:s/>000000CA <text:s/>E8 0000017D<text:tab/><text:tab/><text:tab/>call checkDo</text:p>
      <text:p text:style-name="P1"><text:s/>000000CF <text:s/>E8 00000152<text:tab/><text:tab/><text:tab/>call popStk</text:p>
      <text:p text:style-name="P1"><text:s/>000000D4 <text:s/>8D 3D 0000033B R<text:tab/><text:tab/>lea edi,stop10</text:p>
      <text:p text:style-name="P1"><text:s/>000000DA <text:s/>E8 0000009E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10</text:p>
      <text:p text:style-name="P1"><text:tab/><text:tab/><text:tab/><text:tab/><text:tab/></text:p>
      <text:p text:style-name="P1"><text:s/>000000DF <text:s/>E8 00000168<text:tab/><text:tab/><text:tab/>call checkDo</text:p>
      <text:p text:style-name="P1"><text:s/>000000E4 <text:s/>E8 0000013D<text:tab/><text:tab/><text:tab/>call popStk</text:p>
      <text:p text:style-name="P1"><text:s/>000000E9 <text:s/>8D 3D 00000353 R<text:tab/><text:tab/>lea edi,stop11</text:p>
      <text:p text:style-name="P1"><text:s/>000000EF <text:s/>E8 00000089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11</text:p>
      <text:p text:style-name="P1"/>
      <text:p text:style-name="P1"><text:s/>000000F4 <text:s/>E8 00000153<text:tab/><text:tab/><text:tab/>call checkDo</text:p>
      <text:p text:style-name="P1"><text:s/>000000F9 <text:s/>E8 00000128<text:tab/><text:tab/><text:tab/>call popStk</text:p>
      <text:p text:style-name="P1"><text:s/>000000FE <text:s/>8D 3D 0000036B R<text:tab/><text:tab/>lea edi,stop12</text:p>
      <text:p text:style-name="P1"><text:s/>00000104 <text:s/>E8 00000074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12</text:p>
      <text:p text:style-name="P1"/>
      <text:p text:style-name="P1"><text:s/>00000109 <text:s/>E8 0000013E<text:tab/><text:tab/><text:tab/>call checkDo</text:p>
      <text:p text:style-name="P1"><text:s/>0000010E <text:s/>E8 00000113<text:tab/><text:tab/><text:tab/>call popStk</text:p>
      <text:p text:style-name="P1"><text:s/>00000113 <text:s/>8D 3D 00000383 R<text:tab/><text:tab/>lea edi,stop13</text:p>
      <text:p text:style-name="P1"><text:s/>00000119 <text:s/>E8 0000005F<text:tab/><text:tab/><text:tab/>call ItoA</text:p>
      <text:p text:style-name="P1"><text:tab/><text:tab/><text:tab/><text:tab/><text:tab/>;repitition of first checkDo set</text:p>
      <text:p text:style-name="P1"><text:tab/><text:tab/><text:tab/><text:tab/><text:tab/>;Problem13</text:p>
      <text:p text:style-name="P1"/>
      <text:p text:style-name="P1"><text:s/>0000011E <text:s/>E8 00000007<text:tab/><text:tab/><text:tab/>call writeOut</text:p>
      <text:p text:style-name="P1"><text:tab/><text:tab/><text:tab/><text:tab/><text:tab/>;write to output buffer starting at ans</text:p>
      <text:p text:style-name="P1"><text:tab/><text:tab/><text:tab/><text:tab/><text:tab/>;will write all answers</text:p>
      <text:p text:style-name="P1"><text:s/>00000123<text:tab/><text:tab/><text:tab/>endThis: </text:p>
      <text:p text:style-name="P1"/>
      <text:p text:style-name="P1"><text:tab/><text:tab/><text:tab/><text:tab/>exit</text:p>
      <text:p text:style-name="P1"><text:s/>0000012A<text:tab/><text:tab/><text:tab/>main ENDP</text:p>
      <text:p text:style-name="P1"/>
      <text:p text:style-name="P1"><text:s/>0000012A<text:tab/><text:tab/><text:tab/>writeOut proc</text:p>
      <text:p text:style-name="P1"><text:s/>0000012A <text:s/>8D 15 0000016B R<text:tab/>lea edx,outname</text:p>
      <text:p text:style-name="P1"><text:tab/><text:tab/><text:tab/><text:tab/>;output file name is moved to edx</text:p>
      <text:p text:style-name="P1"><text:s/>00000130 <text:s/>E8 00000000 E<text:tab/>call CreateOutputFile</text:p>
      <text:p text:style-name="P1"><text:tab/><text:tab/><text:tab/><text:tab/>;create the file</text:p>
      <text:p text:style-name="P1"><text:s/>00000135 <text:s/>A3 0000017E R<text:tab/>mov outfile,eax</text:p>
      <text:p text:style-name="P1"><text:tab/><text:tab/><text:tab/><text:tab/>;mov file handler to outfile</text:p>
      <text:p text:style-name="P1"><text:s/>0000013A <text:s/>8D 35 00000256 R<text:tab/>lea esi,ans</text:p>
      <text:p text:style-name="P1"><text:soft-page-break/><text:tab/><text:tab/><text:tab/><text:tab/>;assign beginning of print data to esi</text:p>
      <text:p text:style-name="P1"><text:s/>00000140 <text:s/>B9 0000012F<text:tab/><text:tab/>mov ecx,303</text:p>
      <text:p text:style-name="P1"><text:tab/><text:tab/><text:tab/><text:tab/>;set amount of bytes to print</text:p>
      <text:p text:style-name="P1"><text:s/>00000145 <text:s/>8B D6<text:tab/><text:tab/>mov edx,esi</text:p>
      <text:p text:style-name="P1"><text:tab/><text:tab/><text:tab/><text:tab/>;mov location of data to edx</text:p>
      <text:p text:style-name="P1"><text:s/>00000147 <text:s/>E8 00000000 E<text:tab/>call WriteToFile</text:p>
      <text:p text:style-name="P1"><text:tab/><text:tab/><text:tab/><text:tab/>;begin writing to the file</text:p>
      <text:p text:style-name="P1"><text:s/>0000014C <text:s/>A1 0000017E R<text:tab/>mov eax,outfile</text:p>
      <text:p text:style-name="P1"><text:tab/><text:tab/><text:tab/><text:tab/>;close the file handler to commit changes</text:p>
      <text:p text:style-name="P1"><text:s/>00000151 <text:s/>E8 00000000 E<text:tab/>call closeFile</text:p>
      <text:p text:style-name="P1"><text:s/>00000156 <text:s/>C3<text:tab/><text:tab/><text:tab/>ret</text:p>
      <text:p text:style-name="P1"><text:s/>00000157<text:tab/><text:tab/><text:tab/>writeOut endp</text:p>
      <text:p text:style-name="P1"/>
      <text:p text:style-name="P1"><text:s/>00000157<text:tab/><text:tab/><text:tab/>readIn PROC</text:p>
      <text:p text:style-name="P1"><text:tab/><text:tab/><text:tab/><text:tab/>;read in all of the data at 1 time</text:p>
      <text:p text:style-name="P1"><text:s/>00000157 <text:s/>8D 15 00000000 R<text:tab/>lea edx,infname</text:p>
      <text:p text:style-name="P1"><text:tab/><text:tab/><text:tab/><text:tab/>;name of file is set for reading</text:p>
      <text:p text:style-name="P1"><text:s/>0000015D <text:s/>E8 00000000 E<text:tab/>call OpenInputFile</text:p>
      <text:p text:style-name="P1"><text:tab/><text:tab/><text:tab/><text:tab/>;open that file</text:p>
      <text:p text:style-name="P1"><text:s/>00000162 <text:s/>A3 0000000F R<text:tab/>mov infile,eax</text:p>
      <text:p text:style-name="P1"><text:tab/><text:tab/><text:tab/><text:tab/>;infile file handler set</text:p>
      <text:p text:style-name="P1"><text:s/>00000167 <text:s/>A1 0000000F R<text:tab/>mov eax,infile</text:p>
      <text:p text:style-name="P1"/>
      <text:p text:style-name="P1"><text:s/>0000016C <text:s/>8D 15 00000013 R<text:tab/>lea edx,buff</text:p>
      <text:p text:style-name="P1"><text:tab/><text:tab/><text:tab/><text:tab/>;set edx to buffer</text:p>
      <text:p text:style-name="P1"><text:s/>00000172 <text:s/>B9 00000158<text:tab/><text:tab/>mov ecx,344</text:p>
      <text:p text:style-name="P1"><text:tab/><text:tab/><text:tab/><text:tab/>;read in 300 bytes</text:p>
      <text:p text:style-name="P1"><text:s/>00000177 <text:s/>E8 00000000 E<text:tab/>call ReadFromFile</text:p>
      <text:p text:style-name="P1"><text:tab/><text:tab/><text:tab/><text:tab/>;call readFromFile to do the work</text:p>
      <text:p text:style-name="P1"><text:s/>0000017C <text:s/>C3<text:tab/><text:tab/><text:tab/>ret</text:p>
      <text:p text:style-name="P1"><text:s/>0000017D<text:tab/><text:tab/><text:tab/>readIn ENDP</text:p>
      <text:p text:style-name="P1"/>
      <text:p text:style-name="P1"><text:s/>0000017D<text:tab/><text:tab/><text:tab/>ItoA PROC </text:p>
      <text:p text:style-name="P1"><text:tab/><text:tab/><text:tab/><text:tab/><text:tab/><text:tab/>;procedure to convert int to ascii</text:p>
      <text:p text:style-name="P1"><text:tab/><text:tab/><text:tab/><text:tab/><text:tab/><text:tab/>;requires esi and eax be set before call</text:p>
      <text:p text:style-name="P1"><text:tab/><text:tab/><text:tab/><text:tab/><text:tab/><text:tab/>;esi must be set to a byte size array</text:p>
      <text:p text:style-name="P1"><text:s/>0000017D <text:s/>BA 00000000<text:tab/><text:tab/><text:tab/><text:tab/>mov edx,0</text:p>
      <text:p text:style-name="P1"><text:s/>00000182 <text:s/>BB 0000000A<text:tab/><text:tab/><text:tab/><text:tab/>mov ebx,10</text:p>
      <text:p text:style-name="P1"><text:tab/><text:tab/><text:tab/><text:tab/><text:tab/><text:tab/>;ebx set to 10 for division by 10 to get remainder</text:p>
      <text:p text:style-name="P1"/>
      <text:p text:style-name="P1"><text:s/>00000187 <text:s/>4F<text:tab/><text:tab/><text:tab/><text:tab/><text:tab/>dec edi</text:p>
      <text:p text:style-name="P1"><text:tab/><text:tab/><text:tab/><text:tab/><text:tab/><text:tab/>;decrement esi because esi is set beyond that of array</text:p>
      <text:p text:style-name="P1"><text:s/>00000188 <text:s/>83 F8 00<text:tab/><text:tab/><text:tab/><text:tab/>cmp eax,0</text:p>
      <text:p text:style-name="P1"><text:s/>0000018B <text:s/>7C 14<text:tab/><text:tab/><text:tab/><text:tab/>jl doThis</text:p>
      <text:p text:style-name="P1"><text:tab/><text:tab/><text:tab/><text:tab/><text:tab/><text:tab/>;handles negative numbers</text:p>
      <text:p text:style-name="P1"><text:s/>0000018D<text:tab/><text:tab/><text:tab/>loopsy:</text:p>
      <text:p text:style-name="P1"><text:tab/><text:tab/><text:tab/><text:tab/><text:tab/><text:tab/>;beginning of loopsy jne loop</text:p>
      <text:p text:style-name="P1"/>
      <text:p text:style-name="P1"><text:s/>0000018D <text:s/>BA 00000000<text:tab/><text:tab/><text:tab/><text:tab/>mov edx,0</text:p>
      <text:p text:style-name="P1"><text:tab/><text:tab/><text:tab/><text:tab/><text:tab/><text:tab/>;edx remainder is reset to zero every time</text:p>
      <text:p text:style-name="P1"/>
      <text:p text:style-name="P1"><text:s/>00000192 <text:s/>F7 F3<text:tab/><text:tab/><text:tab/><text:tab/>div ebx</text:p>
      <text:p text:style-name="P1"><text:tab/><text:tab/><text:tab/><text:tab/><text:tab/><text:tab/>;divied eax by ebx which is 10, remainder stored in edx</text:p>
      <text:p text:style-name="P1"/>
      <text:p text:style-name="P1"><text:s/>00000194 <text:s/>80 C2 30<text:tab/><text:tab/><text:tab/><text:tab/>add dl,30h</text:p>
      <text:p text:style-name="P1"><text:tab/><text:tab/><text:tab/><text:tab/><text:tab/><text:tab/>;add 48 which is 30h in hex to current value</text:p>
      <text:p text:style-name="P1"><text:tab/><text:tab/><text:tab/><text:tab/><text:tab/><text:tab/>;stored in edx but used as byte size dl</text:p>
      <text:p text:style-name="P1"/>
      <text:p text:style-name="P1"><text:s/>00000197 <text:s/>88 17<text:tab/><text:tab/><text:tab/><text:tab/>mov [edi],dl</text:p>
      <text:p text:style-name="P1"><text:tab/><text:tab/><text:tab/><text:tab/><text:tab/><text:tab/>;move ascii converted value in dl into byte size array esi</text:p>
      <text:p text:style-name="P1"/>
      <text:p text:style-name="P1"><text:s/>00000199 <text:s/>4F<text:tab/><text:tab/><text:tab/><text:tab/><text:tab/>dec edi</text:p>
      <text:p text:style-name="P1"><text:tab/><text:tab/><text:tab/><text:tab/><text:tab/><text:tab/>;move from right to left in array</text:p>
      <text:p text:style-name="P1"><text:soft-page-break/></text:p>
      <text:p text:style-name="P1"><text:s/>0000019A <text:s/>83 F8 00<text:tab/><text:tab/><text:tab/><text:tab/>cmp eax,0</text:p>
      <text:p text:style-name="P1"><text:tab/><text:tab/><text:tab/><text:tab/><text:tab/><text:tab/>;check if eax has anything to divide</text:p>
      <text:p text:style-name="P1"/>
      <text:p text:style-name="P1"><text:s/>0000019D <text:s/>75 EE<text:tab/><text:tab/><text:tab/><text:tab/>jne loopsy</text:p>
      <text:p text:style-name="P1"><text:tab/><text:tab/><text:tab/><text:tab/><text:tab/><text:tab/>;if eax is equal to zero then we are out of here</text:p>
      <text:p text:style-name="P1"><text:s/>0000019F <text:s/>EB 19<text:tab/><text:tab/><text:tab/><text:tab/>jmp ending</text:p>
      <text:p text:style-name="P1"><text:s/>000001A1<text:tab/><text:tab/><text:tab/>doThis:</text:p>
      <text:p text:style-name="P1"><text:s/>000001A1 <text:s/>BB FFFFFFFF<text:tab/><text:tab/><text:tab/><text:tab/>mov ebx,-1</text:p>
      <text:p text:style-name="P1"><text:s/>000001A6 <text:s/>F7 E3<text:tab/><text:tab/><text:tab/><text:tab/>mul ebx</text:p>
      <text:p text:style-name="P1"><text:tab/><text:tab/><text:tab/><text:tab/><text:tab/><text:tab/>;convert eax into a positive by mul by -1</text:p>
      <text:p text:style-name="P1"><text:s/>000001A8 <text:s/>BB 00000001<text:tab/><text:tab/><text:tab/><text:tab/>mov ebx,1</text:p>
      <text:p text:style-name="P1"><text:s/>000001AD <text:s/>89 1D 00000252 R<text:tab/><text:tab/><text:tab/>mov isNeg,ebx</text:p>
      <text:p text:style-name="P1"><text:tab/><text:tab/><text:tab/><text:tab/><text:tab/><text:tab/>;set isNeg to 1 so that is it true a negative is present</text:p>
      <text:p text:style-name="P1"><text:s/>000001B3 <text:s/>BB 0000000A<text:tab/><text:tab/><text:tab/><text:tab/>mov ebx,10</text:p>
      <text:p text:style-name="P1"><text:tab/><text:tab/><text:tab/><text:tab/><text:tab/><text:tab/>;set ebx back to 10</text:p>
      <text:p text:style-name="P1"><text:s/>000001B8 <text:s/>EB D3<text:tab/><text:tab/><text:tab/><text:tab/>jmp loopsy</text:p>
      <text:p text:style-name="P1"><text:tab/><text:tab/><text:tab/><text:tab/><text:tab/><text:tab/>;jump back into loopsy</text:p>
      <text:p text:style-name="P1"><text:s/>000001BA<text:tab/><text:tab/><text:tab/>ending:</text:p>
      <text:p text:style-name="P1"><text:s/>000001BA <text:s/>8B 1D 00000252 R<text:tab/><text:tab/><text:tab/>mov ebx,isNeg</text:p>
      <text:p text:style-name="P1"><text:s/>000001C0 <text:s/>83 FB 00<text:tab/><text:tab/><text:tab/><text:tab/>cmp ebx,0</text:p>
      <text:p text:style-name="P1"><text:s/>000001C3 <text:s/>74 0F<text:tab/><text:tab/><text:tab/><text:tab/>je endNow</text:p>
      <text:p text:style-name="P1"><text:tab/><text:tab/><text:tab/><text:tab/><text:tab/><text:tab/>;if isNeg is 0 then get out of here now</text:p>
      <text:p text:style-name="P1"><text:s/>000001C5 <text:s/>B2 2D<text:tab/><text:tab/><text:tab/><text:tab/>mov dl,'-'</text:p>
      <text:p text:style-name="P1"><text:s/>000001C7 <text:s/>88 17<text:tab/><text:tab/><text:tab/><text:tab/>mov [edi],dl</text:p>
      <text:p text:style-name="P1"><text:tab/><text:tab/><text:tab/><text:tab/><text:tab/><text:tab/>;put a negative sign out front on converted ItoA</text:p>
      <text:p text:style-name="P1"><text:s/>000001C9 <text:s/>BB 00000000<text:tab/><text:tab/><text:tab/><text:tab/>mov ebx,0</text:p>
      <text:p text:style-name="P1"><text:tab/><text:tab/><text:tab/><text:tab/><text:tab/><text:tab/>;set ebx 0</text:p>
      <text:p text:style-name="P1"><text:s/>000001CE <text:s/>89 1D 00000252 R<text:tab/><text:tab/><text:tab/>mov isNeg,ebx</text:p>
      <text:p text:style-name="P1"><text:tab/><text:tab/><text:tab/><text:tab/><text:tab/><text:tab/>;clear isNeg by setting to 0</text:p>
      <text:p text:style-name="P1"><text:tab/><text:tab/><text:tab/><text:tab/><text:tab/><text:tab/></text:p>
      <text:p text:style-name="P1"><text:s/>000001D4<text:tab/><text:tab/><text:tab/>endNow:</text:p>
      <text:p text:style-name="P1"><text:s/>000001D4 <text:s/>C3<text:tab/><text:tab/><text:tab/><text:tab/>ret</text:p>
      <text:p text:style-name="P1"/>
      <text:p text:style-name="P1"><text:s/>000001D5<text:tab/><text:tab/><text:tab/>ItoA ENDP</text:p>
      <text:p text:style-name="P1"/>
      <text:p text:style-name="P1"><text:s/>000001D5<text:tab/><text:tab/><text:tab/>AtoI proc</text:p>
      <text:p text:style-name="P1"><text:tab/><text:tab/><text:tab/><text:tab/>;convert ascii to integer</text:p>
      <text:p text:style-name="P1"><text:s/>000001D5 <text:s/>B8 00000000<text:tab/><text:tab/>mov eax,0</text:p>
      <text:p text:style-name="P1"><text:tab/><text:tab/><text:tab/><text:tab/>;eax is zero</text:p>
      <text:p text:style-name="P1"><text:s/>000001DA <text:s/>BB 0000000A<text:tab/><text:tab/>mov ebx,10</text:p>
      <text:p text:style-name="P1"><text:tab/><text:tab/><text:tab/><text:tab/>;ebx is 10 for multiply</text:p>
      <text:p text:style-name="P1"><text:s/>000001DF <text:s/>B9 00000000<text:tab/><text:tab/>mov ecx,0</text:p>
      <text:p text:style-name="P1"><text:tab/><text:tab/><text:tab/><text:tab/>;ecx is 0</text:p>
      <text:p text:style-name="P1"><text:s/>000001E4<text:tab/><text:tab/><text:tab/>nextChar:</text:p>
      <text:p text:style-name="P1"><text:s/>000001E4 <text:s/>8A 0E<text:tab/><text:tab/><text:tab/><text:tab/> <text:s/>mov cl,[esi]</text:p>
      <text:p text:style-name="P1"><text:tab/><text:tab/><text:tab/><text:tab/><text:tab/><text:tab/> <text:s/>;move current esi into cl</text:p>
      <text:p text:style-name="P1"><text:tab/><text:tab/><text:tab/><text:tab/><text:tab/></text:p>
      <text:p text:style-name="P1"><text:s/>000001E6 <text:s/>80 F9 30<text:tab/><text:tab/><text:tab/><text:tab/> <text:s/>cmp cl,'0'</text:p>
      <text:p text:style-name="P1"><text:s/>000001E9 <text:s/>7C 0F<text:tab/><text:tab/><text:tab/><text:tab/> <text:s/>jl getOut</text:p>
      <text:p text:style-name="P1"><text:tab/><text:tab/><text:tab/><text:tab/><text:tab/><text:tab/> <text:s/>;check if cl is less than '0'</text:p>
      <text:p text:style-name="P1"/>
      <text:p text:style-name="P1"><text:s/>000001EB <text:s/>83 F9 39<text:tab/><text:tab/><text:tab/><text:tab/> <text:s/>cmp ecx,'9'</text:p>
      <text:p text:style-name="P1"><text:s/>000001EE <text:s/>7F 0A<text:tab/><text:tab/><text:tab/><text:tab/> <text:s/>jg getOut</text:p>
      <text:p text:style-name="P1"><text:tab/><text:tab/><text:tab/><text:tab/><text:tab/><text:tab/> <text:s/>;check if ecx is greater than '9'</text:p>
      <text:p text:style-name="P1"/>
      <text:p text:style-name="P1"><text:s/>000001F0 <text:s/>80 C1 D0<text:tab/><text:tab/><text:tab/><text:tab/> <text:s/>add cl,-30h</text:p>
      <text:p text:style-name="P1"><text:tab/><text:tab/><text:tab/><text:tab/><text:tab/><text:tab/> <text:s/>;add -30h to cl to convert to single int</text:p>
      <text:p text:style-name="P1"><text:s/>000001F3 <text:s/>F7 E3<text:tab/><text:tab/><text:tab/><text:tab/> <text:s/>mul ebx</text:p>
      <text:p text:style-name="P1"><text:tab/><text:tab/><text:tab/><text:tab/><text:tab/><text:tab/> <text:s/>;multiply eax by 10 to make room for single int</text:p>
      <text:p text:style-name="P1"><text:s/>000001F5 <text:s/>03 C1<text:tab/><text:tab/><text:tab/><text:tab/> <text:s/>add eax,ecx</text:p>
      <text:p text:style-name="P1"><text:tab/><text:tab/><text:tab/><text:tab/><text:tab/><text:tab/> <text:s/>;add single into to eax</text:p>
      <text:p text:style-name="P1"><text:s/>000001F7 <text:s/>46<text:tab/><text:tab/><text:tab/><text:tab/><text:tab/> <text:s/>inc esi</text:p>
      <text:p text:style-name="P1"><text:tab/><text:tab/><text:tab/><text:tab/><text:tab/><text:tab/> <text:s/>;increment esi to next location</text:p>
      <text:p text:style-name="P1"><text:s/>000001F8 <text:s/>EB EA<text:tab/><text:tab/><text:tab/><text:tab/> <text:s/>jmp nextChar</text:p>
      <text:p text:style-name="P1"><text:soft-page-break/><text:tab/><text:tab/><text:tab/><text:tab/><text:tab/><text:tab/> <text:s/>;unconditional jump to nextChar</text:p>
      <text:p text:style-name="P1"><text:s/>000001FA<text:tab/><text:tab/><text:tab/>getOut: </text:p>
      <text:p text:style-name="P1"><text:s/>000001FA <text:s/>E8 00000001<text:tab/><text:tab/><text:tab/><text:tab/> <text:s/>call pushStk</text:p>
      <text:p text:style-name="P1"><text:tab/><text:tab/><text:tab/><text:tab/><text:tab/><text:tab/> <text:s/>;push int into stack on the way out of procedure</text:p>
      <text:p text:style-name="P1"><text:s/>000001FF <text:s/>C3<text:tab/><text:tab/><text:tab/><text:tab/><text:tab/> <text:s/>ret</text:p>
      <text:p text:style-name="P1"><text:s/>00000200<text:tab/><text:tab/><text:tab/>AtoI endp</text:p>
      <text:p text:style-name="P1"/>
      <text:p text:style-name="P1"><text:s/>00000200<text:tab/><text:tab/><text:tab/>pushStk <text:s/>proc</text:p>
      <text:p text:style-name="P1"/>
      <text:p text:style-name="P1"><text:s/>00000200 <text:s/>50<text:tab/><text:tab/><text:tab/>push eax</text:p>
      <text:p text:style-name="P1"><text:tab/><text:tab/><text:tab/><text:tab/>;save eax on user stack</text:p>
      <text:p text:style-name="P1"><text:s/>00000201 <text:s/>53<text:tab/><text:tab/><text:tab/>push ebx</text:p>
      <text:p text:style-name="P1"><text:tab/><text:tab/><text:tab/><text:tab/>;save ebx on user stack</text:p>
      <text:p text:style-name="P1"><text:s/>00000202 <text:s/>A1 0000024E R<text:tab/>mov eax,mySize</text:p>
      <text:p text:style-name="P1"><text:tab/><text:tab/><text:tab/><text:tab/>;move mySize on eax</text:p>
      <text:p text:style-name="P1"><text:s/>00000207 <text:s/>83 C0 01<text:tab/><text:tab/>add eax,1</text:p>
      <text:p text:style-name="P1"><text:tab/><text:tab/><text:tab/><text:tab/>;add one to mySize</text:p>
      <text:p text:style-name="P1"><text:s/>0000020A <text:s/>A3 0000024E R<text:tab/>mov mySize,eax</text:p>
      <text:p text:style-name="P1"><text:tab/><text:tab/><text:tab/><text:tab/>;move the increased stack size to mySize</text:p>
      <text:p text:style-name="P1"><text:s/>0000020F <text:s/>83 E8 01<text:tab/><text:tab/>sub eax,1</text:p>
      <text:p text:style-name="P1"><text:tab/><text:tab/><text:tab/><text:tab/>;remove 1 from eax to get correct stack position at the top</text:p>
      <text:p text:style-name="P1"><text:s/>00000212 <text:s/>BB 00000004<text:tab/><text:tab/>mov ebx,4</text:p>
      <text:p text:style-name="P1"><text:tab/><text:tab/><text:tab/><text:tab/>;mov 4 into ebx</text:p>
      <text:p text:style-name="P1"><text:s/>00000217 <text:s/>F7 E3<text:tab/><text:tab/>mul ebx</text:p>
      <text:p text:style-name="P1"><text:tab/><text:tab/><text:tab/><text:tab/>;mul eax by 4 to get correct increment for dword</text:p>
      <text:p text:style-name="P1"><text:s/>00000219 <text:s/>8D 3D 00000186 R<text:tab/>lea edi,myStack</text:p>
      <text:p text:style-name="P1"><text:tab/><text:tab/><text:tab/><text:tab/>;mov myStack into edi</text:p>
      <text:p text:style-name="P1"><text:s/>0000021F <text:s/>03 F8<text:tab/><text:tab/>add edi,eax</text:p>
      <text:p text:style-name="P1"><text:tab/><text:tab/><text:tab/><text:tab/>;mov to top of myStack</text:p>
      <text:p text:style-name="P1"><text:s/>00000221 <text:s/>5B<text:tab/><text:tab/><text:tab/>pop ebx</text:p>
      <text:p text:style-name="P1"><text:tab/><text:tab/><text:tab/><text:tab/>;mov ebx off of user stack and put back in ebx</text:p>
      <text:p text:style-name="P1"><text:s/>00000222 <text:s/>58<text:tab/><text:tab/><text:tab/>pop eax</text:p>
      <text:p text:style-name="P1"><text:tab/><text:tab/><text:tab/><text:tab/>;mov eax off of user stack and put back in eax</text:p>
      <text:p text:style-name="P1"><text:s/>00000223 <text:s/>89 07<text:tab/><text:tab/>mov [edi],eax</text:p>
      <text:p text:style-name="P1"><text:tab/><text:tab/><text:tab/><text:tab/>;mov the int value on eax</text:p>
      <text:p text:style-name="P1"/>
      <text:p text:style-name="P1"><text:s/>00000225 <text:s/>C3<text:tab/><text:tab/><text:tab/>ret</text:p>
      <text:p text:style-name="P1"><text:s/>00000226<text:tab/><text:tab/><text:tab/>pushStk endp</text:p>
      <text:p text:style-name="P1"/>
      <text:p text:style-name="P1"><text:s/>00000226<text:tab/><text:tab/><text:tab/>popStk proc</text:p>
      <text:p text:style-name="P1"/>
      <text:p text:style-name="P1"><text:s/>00000226 <text:s/>A1 0000024E R<text:tab/>mov eax,mySize</text:p>
      <text:p text:style-name="P1"><text:tab/><text:tab/><text:tab/><text:tab/>;mov mySize into eax</text:p>
      <text:p text:style-name="P1"><text:s/>0000022B <text:s/>53<text:tab/><text:tab/><text:tab/>push ebx</text:p>
      <text:p text:style-name="P1"><text:tab/><text:tab/><text:tab/><text:tab/>;save ebx on user stack</text:p>
      <text:p text:style-name="P1"><text:s/>0000022C <text:s/>83 F8 00<text:tab/><text:tab/>cmp eax,0</text:p>
      <text:p text:style-name="P1"><text:s/>0000022F <text:s/>74 1A<text:tab/><text:tab/>je endIt</text:p>
      <text:p text:style-name="P1"><text:tab/><text:tab/><text:tab/><text:tab/>;if mySize is zero get out of here</text:p>
      <text:p text:style-name="P1"><text:s/>00000231 <text:s/>83 E8 01<text:tab/><text:tab/>sub eax,1</text:p>
      <text:p text:style-name="P1"><text:tab/><text:tab/><text:tab/><text:tab/>;remove 1 from total stack size</text:p>
      <text:p text:style-name="P1"><text:s/>00000234 <text:s/>A3 0000024E R<text:tab/>mov mySize,eax</text:p>
      <text:p text:style-name="P1"><text:tab/><text:tab/><text:tab/><text:tab/>;save changed size into mySize</text:p>
      <text:p text:style-name="P1"><text:s/>00000239 <text:s/>BB 00000004<text:tab/><text:tab/>mov ebx,4</text:p>
      <text:p text:style-name="P1"><text:s/>0000023E <text:s/>F7 E3<text:tab/><text:tab/>mul ebx</text:p>
      <text:p text:style-name="P1"><text:tab/><text:tab/><text:tab/><text:tab/>;mul by 4 to get correct increment for dword</text:p>
      <text:p text:style-name="P1"><text:s/>00000240 <text:s/>8D 3D 00000186 R<text:tab/>lea edi,myStack</text:p>
      <text:p text:style-name="P1"><text:tab/><text:tab/><text:tab/><text:tab/>;set edi to address of myStack</text:p>
      <text:p text:style-name="P1"><text:s/>00000246 <text:s/>03 F8<text:tab/><text:tab/>add edi,eax</text:p>
      <text:p text:style-name="P1"><text:tab/><text:tab/><text:tab/><text:tab/>;set edi to top of stack</text:p>
      <text:p text:style-name="P1"><text:s/>00000248 <text:s/>5B<text:tab/><text:tab/><text:tab/>pop ebx</text:p>
      <text:p text:style-name="P1"><text:tab/><text:tab/><text:tab/><text:tab/>;pop ebx back off the user stack</text:p>
      <text:p text:style-name="P1"><text:s/>00000249 <text:s/>8B 07<text:tab/><text:tab/>mov eax,[edi]</text:p>
      <text:p text:style-name="P1"><text:tab/><text:tab/><text:tab/><text:tab/>;return stop value in myStack using eax</text:p>
      <text:p text:style-name="P1"/>
      <text:p text:style-name="P1"><text:s/>0000024B<text:tab/><text:tab/><text:tab/>endIt:</text:p>
      <text:p text:style-name="P1"><text:s/>0000024B <text:s/>C3<text:tab/><text:tab/><text:tab/>ret</text:p>
      <text:p text:style-name="P1"><text:soft-page-break/><text:s/>0000024C<text:tab/><text:tab/><text:tab/>popStk endp</text:p>
      <text:p text:style-name="P1"/>
      <text:p text:style-name="P1"><text:s/>0000024C<text:tab/><text:tab/><text:tab/>checkDo proc</text:p>
      <text:p text:style-name="P1"><text:s/>0000024C<text:tab/><text:tab/><text:tab/>loopIt:</text:p>
      <text:p text:style-name="P1"><text:s/>0000024C <text:s/>80 F9 2B<text:tab/><text:tab/><text:tab/>cmp cl,'+'</text:p>
      <text:p text:style-name="P1"><text:s/>0000024F <text:s/>74 50<text:tab/><text:tab/><text:tab/>je L1</text:p>
      <text:p text:style-name="P1"><text:s/>00000251 <text:s/>80 F9 2D<text:tab/><text:tab/><text:tab/>cmp cl,'-'</text:p>
      <text:p text:style-name="P1"><text:s/>00000254 <text:s/>74 55<text:tab/><text:tab/><text:tab/>je L2</text:p>
      <text:p text:style-name="P1"><text:s/>00000256 <text:s/>80 F9 2A<text:tab/><text:tab/><text:tab/>cmp cl,'*'</text:p>
      <text:p text:style-name="P1"><text:s/>00000259 <text:s/>74 5A<text:tab/><text:tab/><text:tab/>je L3</text:p>
      <text:p text:style-name="P1"><text:s/>0000025B <text:s/>80 F9 20<text:tab/><text:tab/><text:tab/>cmp cl,' '</text:p>
      <text:p text:style-name="P1"><text:s/>0000025E <text:s/>74 5F<text:tab/><text:tab/><text:tab/>je L4</text:p>
      <text:p text:style-name="P1"><text:s/>00000260 <text:s/>80 F9 0D<text:tab/><text:tab/><text:tab/>cmp cl,0dh</text:p>
      <text:p text:style-name="P1"><text:s/>00000263 <text:s/>74 66<text:tab/><text:tab/><text:tab/>je skip1</text:p>
      <text:p text:style-name="P1"><text:s/>00000265 <text:s/>80 F9 0A<text:tab/><text:tab/><text:tab/>cmp cl,0ah</text:p>
      <text:p text:style-name="P1"><text:s/>00000268 <text:s/>74 66<text:tab/><text:tab/><text:tab/>je skip2</text:p>
      <text:p text:style-name="P1"><text:s/>0000026A <text:s/>80 F9 30<text:tab/><text:tab/><text:tab/>cmp cl,'0'</text:p>
      <text:p text:style-name="P1"><text:s/>0000026D <text:s/>74 55<text:tab/><text:tab/><text:tab/>je L5</text:p>
      <text:p text:style-name="P1"><text:s/>0000026F <text:s/>80 F9 31<text:tab/><text:tab/><text:tab/>cmp cl,'1'</text:p>
      <text:p text:style-name="P1"><text:s/>00000272 <text:s/>74 50<text:tab/><text:tab/><text:tab/>je L5</text:p>
      <text:p text:style-name="P1"><text:s/>00000274 <text:s/>80 F9 32<text:tab/><text:tab/><text:tab/>cmp cl,'2'</text:p>
      <text:p text:style-name="P1"><text:s/>00000277 <text:s/>74 4B<text:tab/><text:tab/><text:tab/>je L5</text:p>
      <text:p text:style-name="P1"><text:s/>00000279 <text:s/>80 F9 33<text:tab/><text:tab/><text:tab/>cmp cl,'3'</text:p>
      <text:p text:style-name="P1"><text:s/>0000027C <text:s/>74 46<text:tab/><text:tab/><text:tab/>je L5</text:p>
      <text:p text:style-name="P1"><text:s/>0000027E <text:s/>80 F9 34<text:tab/><text:tab/><text:tab/>cmp cl,'4'</text:p>
      <text:p text:style-name="P1"><text:s/>00000281 <text:s/>74 41<text:tab/><text:tab/><text:tab/>je L5</text:p>
      <text:p text:style-name="P1"><text:s/>00000283 <text:s/>80 F9 35<text:tab/><text:tab/><text:tab/>cmp cl,'5'</text:p>
      <text:p text:style-name="P1"><text:s/>00000286 <text:s/>74 3C<text:tab/><text:tab/><text:tab/>je L5</text:p>
      <text:p text:style-name="P1"><text:s/>00000288 <text:s/>80 F9 36<text:tab/><text:tab/><text:tab/>cmp cl,'6'</text:p>
      <text:p text:style-name="P1"><text:s/>0000028B <text:s/>74 37<text:tab/><text:tab/><text:tab/>je L5</text:p>
      <text:p text:style-name="P1"><text:s/>0000028D <text:s/>80 F9 37<text:tab/><text:tab/><text:tab/>cmp cl,'7'</text:p>
      <text:p text:style-name="P1"><text:s/>00000290 <text:s/>74 32<text:tab/><text:tab/><text:tab/>je L5</text:p>
      <text:p text:style-name="P1"><text:s/>00000292 <text:s/>80 F9 38<text:tab/><text:tab/><text:tab/>cmp cl,'8'</text:p>
      <text:p text:style-name="P1"><text:s/>00000295 <text:s/>74 2D<text:tab/><text:tab/><text:tab/>je L5</text:p>
      <text:p text:style-name="P1"><text:s/>00000297 <text:s/>80 F9 39<text:tab/><text:tab/><text:tab/>cmp cl,'9'</text:p>
      <text:p text:style-name="P1"><text:s/>0000029A <text:s/>74 28<text:tab/><text:tab/><text:tab/>je L5</text:p>
      <text:p text:style-name="P1"><text:s/>0000029C <text:s/>80 F9 24<text:tab/><text:tab/><text:tab/>cmp cl,'$'</text:p>
      <text:p text:style-name="P1"><text:tab/><text:tab/><text:tab/><text:tab/><text:tab/>;setup to kill loop if $ is reached</text:p>
      <text:p text:style-name="P1"><text:s/>0000029F <text:s/>74 37<text:tab/><text:tab/><text:tab/>je endIt</text:p>
      <text:p text:style-name="P1"><text:tab/><text:tab/><text:tab/><text:tab/><text:tab/>;set of jumps to go to different labels based on cl value</text:p>
      <text:p text:style-name="P1"><text:s/>000002A1<text:tab/><text:tab/><text:tab/>L1:</text:p>
      <text:p text:style-name="P1"><text:tab/><text:tab/><text:tab/><text:tab/><text:tab/>;do this for addition</text:p>
      <text:p text:style-name="P1"><text:s/>000002A1 <text:s/>E8 00000033<text:tab/><text:tab/><text:tab/>call doAdd</text:p>
      <text:p text:style-name="P1"><text:tab/><text:tab/><text:tab/><text:tab/><text:tab/>;adder function</text:p>
      <text:p text:style-name="P1"><text:s/>000002A6 <text:s/>46<text:tab/><text:tab/><text:tab/><text:tab/>inc esi</text:p>
      <text:p text:style-name="P1"><text:tab/><text:tab/><text:tab/><text:tab/><text:tab/>;inc esi to next location</text:p>
      <text:p text:style-name="P1"><text:s/>000002A7 <text:s/>8A 0E<text:tab/><text:tab/><text:tab/>mov cl,[esi]</text:p>
      <text:p text:style-name="P1"><text:tab/><text:tab/><text:tab/><text:tab/><text:tab/>;setup cl to read data from next location</text:p>
      <text:p text:style-name="P1"><text:s/>000002A9 <text:s/>EB A1<text:tab/><text:tab/><text:tab/>jmp loopIt</text:p>
      <text:p text:style-name="P1"><text:tab/><text:tab/><text:tab/><text:tab/><text:tab/>;jump back into the loop</text:p>
      <text:p text:style-name="P1"><text:s/>000002AB<text:tab/><text:tab/><text:tab/>L2:</text:p>
      <text:p text:style-name="P1"><text:tab/><text:tab/><text:tab/><text:tab/><text:tab/>;do this for subtraction</text:p>
      <text:p text:style-name="P1"><text:s/>000002AB <text:s/>E8 0000003D<text:tab/><text:tab/><text:tab/>call doSub</text:p>
      <text:p text:style-name="P1"><text:tab/><text:tab/><text:tab/><text:tab/><text:tab/>;sub function</text:p>
      <text:p text:style-name="P1"><text:s/>000002B0 <text:s/>46<text:tab/><text:tab/><text:tab/><text:tab/>inc esi</text:p>
      <text:p text:style-name="P1"><text:tab/><text:tab/><text:tab/><text:tab/><text:tab/>;mov esi to next location</text:p>
      <text:p text:style-name="P1"><text:s/>000002B1 <text:s/>8A 0E<text:tab/><text:tab/><text:tab/>mov cl,[esi]</text:p>
      <text:p text:style-name="P1"><text:tab/><text:tab/><text:tab/><text:tab/><text:tab/>;set cl to esi new value</text:p>
      <text:p text:style-name="P1"><text:s/>000002B3 <text:s/>EB 97<text:tab/><text:tab/><text:tab/>jmp loopIt</text:p>
      <text:p text:style-name="P1"><text:tab/><text:tab/><text:tab/><text:tab/><text:tab/>;jump back in the loop</text:p>
      <text:p text:style-name="P1"><text:s/>000002B5<text:tab/><text:tab/><text:tab/>L3:</text:p>
      <text:p text:style-name="P1"><text:tab/><text:tab/><text:tab/><text:tab/><text:tab/>;do this for multiply</text:p>
      <text:p text:style-name="P1"><text:s/>000002B5 <text:s/>E8 00000047<text:tab/><text:tab/><text:tab/>call doMul</text:p>
      <text:p text:style-name="P1"><text:tab/><text:tab/><text:tab/><text:tab/><text:tab/>;multiplier function</text:p>
      <text:p text:style-name="P1"><text:s/>000002BA <text:s/>46<text:tab/><text:tab/><text:tab/><text:tab/>inc esi</text:p>
      <text:p text:style-name="P1"><text:tab/><text:tab/><text:tab/><text:tab/><text:tab/>;mov to next esi location</text:p>
      <text:p text:style-name="P1"><text:soft-page-break/><text:s/>000002BB <text:s/>8A 0E<text:tab/><text:tab/><text:tab/>mov cl,[esi]</text:p>
      <text:p text:style-name="P1"><text:tab/><text:tab/><text:tab/><text:tab/><text:tab/>;set cl to esi new value</text:p>
      <text:p text:style-name="P1"><text:s/>000002BD <text:s/>EB 8D<text:tab/><text:tab/><text:tab/>jmp loopIt</text:p>
      <text:p text:style-name="P1"><text:tab/><text:tab/><text:tab/><text:tab/><text:tab/>;jump back in the loop</text:p>
      <text:p text:style-name="P1"><text:s/>000002BF<text:tab/><text:tab/><text:tab/>L4:</text:p>
      <text:p text:style-name="P1"><text:tab/><text:tab/><text:tab/><text:tab/><text:tab/>;do this for blank spaces</text:p>
      <text:p text:style-name="P1"><text:s/>000002BF <text:s/>46<text:tab/><text:tab/><text:tab/><text:tab/>inc esi</text:p>
      <text:p text:style-name="P1"><text:tab/><text:tab/><text:tab/><text:tab/><text:tab/>;move esi to next location</text:p>
      <text:p text:style-name="P1"><text:s/>000002C0 <text:s/>8A 0E<text:tab/><text:tab/><text:tab/>mov cl,[esi]</text:p>
      <text:p text:style-name="P1"><text:tab/><text:tab/><text:tab/><text:tab/><text:tab/>;set cl to new esi value</text:p>
      <text:p text:style-name="P1"><text:s/>000002C2 <text:s/>EB 88<text:tab/><text:tab/><text:tab/>jmp loopIt</text:p>
      <text:p text:style-name="P1"><text:tab/><text:tab/><text:tab/><text:tab/><text:tab/>;jump back in the loop</text:p>
      <text:p text:style-name="P1"><text:s/>000002C4<text:tab/><text:tab/><text:tab/>L5:</text:p>
      <text:p text:style-name="P1"><text:tab/><text:tab/><text:tab/><text:tab/><text:tab/>;do this for letters 0 through 9</text:p>
      <text:p text:style-name="P1"><text:s/>000002C4 <text:s/>E8 FFFFFF0C<text:tab/><text:tab/><text:tab/>call AtoI</text:p>
      <text:p text:style-name="P1"><text:tab/><text:tab/><text:tab/><text:tab/><text:tab/>;convert Ascii to Int</text:p>
      <text:p text:style-name="P1"><text:s/>000002C9 <text:s/>EB 81<text:tab/><text:tab/> <text:s text:c="3"/>jmp loopIt</text:p>
      <text:p text:style-name="P1"><text:tab/><text:tab/><text:tab/><text:tab/><text:tab/>;jump back into the loop</text:p>
      <text:p text:style-name="P1"><text:s/>000002CB<text:tab/><text:tab/><text:tab/>skip1:</text:p>
      <text:p text:style-name="P1"><text:tab/><text:tab/><text:tab/><text:tab/><text:tab/>;on carriage return do this </text:p>
      <text:p text:style-name="P1"><text:s/>000002CB <text:s/>46<text:tab/><text:tab/><text:tab/><text:tab/>inc esi</text:p>
      <text:p text:style-name="P1"><text:tab/><text:tab/><text:tab/><text:tab/><text:tab/>;inc esi to next location</text:p>
      <text:p text:style-name="P1"><text:s/>000002CC <text:s/>8A 0E<text:tab/><text:tab/><text:tab/>mov cl,[esi]</text:p>
      <text:p text:style-name="P1"><text:tab/><text:tab/><text:tab/><text:tab/><text:tab/>;set cl to new esi value</text:p>
      <text:p text:style-name="P1"><text:s/>000002CE <text:s/>EB 08<text:tab/><text:tab/><text:tab/>jmp endit</text:p>
      <text:p text:style-name="P1"><text:tab/><text:tab/><text:tab/><text:tab/><text:tab/>;end the loop and get out of here</text:p>
      <text:p text:style-name="P1"><text:s/>000002D0<text:tab/><text:tab/><text:tab/>skip2:</text:p>
      <text:p text:style-name="P1"><text:tab/><text:tab/><text:tab/><text:tab/><text:tab/>;on linefeed do this</text:p>
      <text:p text:style-name="P1"><text:s/>000002D0 <text:s/>46<text:tab/><text:tab/><text:tab/><text:tab/>inc esi</text:p>
      <text:p text:style-name="P1"><text:tab/><text:tab/><text:tab/><text:tab/><text:tab/>;inc esi to next location</text:p>
      <text:p text:style-name="P1"><text:s/>000002D1 <text:s/>8A 0E<text:tab/><text:tab/><text:tab/>mov cl,[esi]</text:p>
      <text:p text:style-name="P1"><text:tab/><text:tab/><text:tab/><text:tab/><text:tab/>;set cl to new esi value</text:p>
      <text:p text:style-name="P1"><text:s/>000002D3 <text:s/>E9 FFFFFF74<text:tab/><text:tab/><text:tab/>jmp loopit</text:p>
      <text:p text:style-name="P1"><text:tab/><text:tab/><text:tab/><text:tab/><text:tab/>;jump back in the loop</text:p>
      <text:p text:style-name="P1"/>
      <text:p text:style-name="P1"><text:s/>000002D8<text:tab/><text:tab/><text:tab/>endIt:</text:p>
      <text:p text:style-name="P1"><text:s/>000002D8 <text:s/>C3<text:tab/><text:tab/><text:tab/>ret</text:p>
      <text:p text:style-name="P1"><text:s/>000002D9<text:tab/><text:tab/><text:tab/>checkDo endp</text:p>
      <text:p text:style-name="P1"/>
      <text:p text:style-name="P1"><text:s/>000002D9<text:tab/><text:tab/><text:tab/>doAdd proc</text:p>
      <text:p text:style-name="P1"><text:tab/><text:tab/><text:tab/><text:tab/><text:tab/>;do this for adding</text:p>
      <text:p text:style-name="P1"><text:s/>000002D9 <text:s/>E8 FFFFFF48<text:tab/><text:tab/><text:tab/>call popStk</text:p>
      <text:p text:style-name="P1"><text:tab/><text:tab/><text:tab/><text:tab/><text:tab/>;return and remove top of stack</text:p>
      <text:p text:style-name="P1"><text:s/>000002DE <text:s/>8B D8<text:tab/><text:tab/><text:tab/>mov ebx,eax</text:p>
      <text:p text:style-name="P1"><text:tab/><text:tab/><text:tab/><text:tab/><text:tab/>;move top into ebx</text:p>
      <text:p text:style-name="P1"><text:s/>000002E0 <text:s/>E8 FFFFFF41<text:tab/><text:tab/><text:tab/>call popStk</text:p>
      <text:p text:style-name="P1"><text:tab/><text:tab/><text:tab/><text:tab/><text:tab/>;return and remove top of stack</text:p>
      <text:p text:style-name="P1"><text:s/>000002E5 <text:s/>03 C3<text:tab/><text:tab/><text:tab/>add eax,ebx</text:p>
      <text:p text:style-name="P1"><text:tab/><text:tab/><text:tab/><text:tab/><text:tab/>;add eax and ebx items from stack</text:p>
      <text:p text:style-name="P1"><text:s/>000002E7 <text:s/>E8 FFFFFF14<text:tab/><text:tab/><text:tab/>call pushStk</text:p>
      <text:p text:style-name="P1"><text:tab/><text:tab/><text:tab/><text:tab/><text:tab/>;push added value back onto stack</text:p>
      <text:p text:style-name="P1"><text:s/>000002EC <text:s/>C3<text:tab/><text:tab/><text:tab/>ret</text:p>
      <text:p text:style-name="P1"><text:s/>000002ED<text:tab/><text:tab/><text:tab/>doAdd endp</text:p>
      <text:p text:style-name="P1"/>
      <text:p text:style-name="P1"><text:s/>000002ED<text:tab/><text:tab/><text:tab/>doSub proc</text:p>
      <text:p text:style-name="P1"><text:tab/><text:tab/><text:tab/><text:tab/><text:tab/>;do this for subtraction</text:p>
      <text:p text:style-name="P1"><text:s/>000002ED <text:s/>E8 FFFFFF34<text:tab/><text:tab/><text:tab/>call popStk</text:p>
      <text:p text:style-name="P1"><text:tab/><text:tab/><text:tab/><text:tab/><text:tab/>;return and remove top of stack</text:p>
      <text:p text:style-name="P1"><text:s/>000002F2 <text:s/>8B D8<text:tab/><text:tab/><text:tab/>mov ebx,eax</text:p>
      <text:p text:style-name="P1"><text:tab/><text:tab/><text:tab/><text:tab/><text:tab/>;move returned stack top into ebx</text:p>
      <text:p text:style-name="P1"><text:s/>000002F4 <text:s/>E8 FFFFFF2D<text:tab/><text:tab/><text:tab/>call popStk</text:p>
      <text:p text:style-name="P1"><text:tab/><text:tab/><text:tab/><text:tab/><text:tab/>;return and remove top of stack</text:p>
      <text:p text:style-name="P1"><text:s/>000002F9 <text:s/>2B C3<text:tab/><text:tab/><text:tab/>sub eax,ebx</text:p>
      <text:p text:style-name="P1"><text:tab/><text:tab/><text:tab/><text:tab/><text:tab/>;subtract ebx from eax</text:p>
      <text:p text:style-name="P1"><text:s/>000002FB <text:s/>E8 FFFFFF00<text:tab/><text:tab/><text:tab/>call pushStk</text:p>
      <text:p text:style-name="P1"><text:tab/><text:tab/><text:tab/><text:tab/><text:tab/>;push subtracted value back onto stack</text:p>
      <text:p text:style-name="P1"><text:soft-page-break/><text:s/>00000300 <text:s/>C3<text:tab/><text:tab/><text:tab/>ret</text:p>
      <text:p text:style-name="P1"><text:s/>00000301<text:tab/><text:tab/><text:tab/>doSub endp</text:p>
      <text:p text:style-name="P1"/>
      <text:p text:style-name="P1"><text:s/>00000301<text:tab/><text:tab/><text:tab/>doMul proc</text:p>
      <text:p text:style-name="P1"><text:tab/><text:tab/><text:tab/><text:tab/><text:tab/>;do this for multiplication</text:p>
      <text:p text:style-name="P1"><text:s/>00000301 <text:s/>E8 FFFFFF20<text:tab/><text:tab/><text:tab/>call popStk</text:p>
      <text:p text:style-name="P1"><text:tab/><text:tab/><text:tab/><text:tab/><text:tab/>;return and remove top of stack</text:p>
      <text:p text:style-name="P1"><text:s/>00000306 <text:s/>8B D8<text:tab/><text:tab/><text:tab/>mov ebx,eax</text:p>
      <text:p text:style-name="P1"><text:tab/><text:tab/><text:tab/><text:tab/><text:tab/>;move returned stack top into ebx</text:p>
      <text:p text:style-name="P1"><text:s/>00000308 <text:s/>E8 FFFFFF19<text:tab/><text:tab/><text:tab/>call popStk</text:p>
      <text:p text:style-name="P1"><text:tab/><text:tab/><text:tab/><text:tab/><text:tab/>;return and remove top of stack</text:p>
      <text:p text:style-name="P1"><text:s/>0000030D <text:s/>F7 E3<text:tab/><text:tab/><text:tab/>mul ebx</text:p>
      <text:p text:style-name="P1"><text:tab/><text:tab/><text:tab/><text:tab/><text:tab/>;multiply eax and ebx</text:p>
      <text:p text:style-name="P1"><text:s/>0000030F <text:s/>E8 FFFFFEEC<text:tab/><text:tab/><text:tab/>call pushStk</text:p>
      <text:p text:style-name="P1"><text:tab/><text:tab/><text:tab/><text:tab/><text:tab/>;push multiplication value back onto stack</text:p>
      <text:p text:style-name="P1"><text:s/>00000314 <text:s/>C3<text:tab/><text:tab/><text:tab/>ret</text:p>
      <text:p text:style-name="P1"><text:s/>00000315<text:tab/><text:tab/><text:tab/>doMul endp</text:p>
      <text:p text:style-name="P1"/>
      <text:p text:style-name="P1"><text:tab/><text:tab/><text:tab/><text:tab/>END MAIN</text:p>
      <text:p text:style-name="P1"/>
      <text:p text:style-name="P1"/>
      <text:p text:style-name="P1">Microsoft (R) Macro Assembler Version 11.00.50727.1<text:tab/> <text:s text:c="3"/>06/23/15 14:40:24</text:p>
      <text:p text:style-name="P1">%MASM Postfix Evaluation<text:tab/><text:tab/><text:tab/><text:tab/>(main.asm <text:s/>Symbols 2 - 1</text:p>
      <text:p text:style-name="P1"/>
      <text:p text:style-name="P1"/>
      <text:p text:style-name="P1"/>
      <text:p text:style-name="P1"><text:tab/> <text:s text:c="2"/>0 Warnings</text:p>
      <text:p text:style-name="P1"><text:tab/> <text:s text:c="2"/>0 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23T14:41:15.475000000</dc:date>
    <meta:editing-duration>PT30S</meta:editing-duration>
    <meta:editing-cycles>3</meta:editing-cycles>
    <meta:document-statistic meta:table-count="0" meta:image-count="0" meta:object-count="0" meta:page-count="10" meta:paragraph-count="563" meta:word-count="2837" meta:character-count="17844" meta:non-whitespace-character-count="12771"/>
  </office:meta>
</office:document-meta>
</file>